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paragraph-properties fo:margin-left="0cm" fo:margin-right="0cm" fo:text-indent="0cm" style:auto-text-inden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4">
        <text:h text:style-name="Heading_20_3" text:outline-level="3"><text:bookmark-start text:name="__RefHeading___Toc4429_172465332"/><text:alphabetical-index-mark-start text:id="IMark91763204"/>Homepage<text:alphabetical-index-mark-end text:id="IMark91763204"/> und <text:alphabetical-index-mark-start text:id="IMark92421020"/>Feedback<text:bookmark-end text:name="__RefHeading___Toc4429_172465332"/><text:alphabetical-index-mark-end text:id="IMark92421020"/></text:h>
        <text:p text:style-name="Textkörper_20_Einrückung_20_Organon"/>
        <text:p text:style-name="Textkörper_20_Einrückung_20_Organon">Die Einträge Homepage und Feedback öffnen die entsprechenden Seiten im Browser.</text:p>
        <text:p text:style-name="Textkörper_20_Einrückung_20_Organon">Homepage: <text:a xlink:type="simple" xlink:href="https://github.com/XRoemer/Organon" text:style-name="Internet_20_link" text:visited-style-name="Visited_20_Internet_20_Link">https://github.com/XRoemer/Organon</text:a></text:p>
        <text:p text:style-name="Textkörper_20_Einrückung_20_Organon">Feedback: <text:a xlink:type="simple" xlink:href="http://organon4office.wordpress.com/" text:style-name="Internet_20_link" text:visited-style-name="Visited_20_Internet_20_Link">http://organon4office.wordpress.com/</text:a></text:p>
        <text:p text:style-name="P1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7:23.125000000</dc:date>
    <meta:editing-duration>P0D</meta:editing-duration>
    <meta:editing-cycles>1</meta:editing-cycles>
    <meta:document-statistic meta:table-count="0" meta:image-count="0" meta:object-count="0" meta:page-count="1" meta:paragraph-count="4" meta:word-count="18" meta:character-count="190" meta:non-whitespace-character-count="176"/>
    <meta:generator>LibreOffice/5.0.4.2$Windows_x86 LibreOffice_project/2b9802c1994aa0b7dc6079e128979269cf95bc78</meta:generator>
  </office:meta>
</office:document-meta>
</file>